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237.2pt"/>
    </style:style>
    <style:style style:name="co7" style:family="table-column">
      <style:table-column-properties fo:break-before="auto" style:column-width="206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valuation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Mean success rate</text:p>
          </table:table-cell>
          <table:table-cell office:value-type="string" calcext:value-type="string">
            <text:p>Mean collisions</text:p>
          </table:table-cell>
          <table:table-cell office:value-type="string" calcext:value-type="string">
            <text:p>Mean time outs</text:p>
          </table:table-cell>
          <table:table-cell office:value-type="string" calcext:value-type="string">
            <text:p>Mean time</text:p>
          </table:table-cell>
          <table:table-cell office:value-type="string" calcext:value-type="string">
            <text:p>Mean distance travelled</text:p>
          </table:table-cell>
          <table:table-cell office:value-type="string" calcext:value-type="string">
            <text:p>Mean reward</text:p>
          </table:table-cell>
          <table:table-cell office:value-type="string" calcext:value-type="string">
            <text:p>Mean computation time per second simulation time</text:p>
          </table:table-cell>
          <table:table-cell office:value-type="string" calcext:value-type="string">
            <text:p>Mean computation per local planner iteration</text:p>
          </table:table-cell>
          <table:table-cell office:value-type="string" calcext:value-type="string">
            <text:p>Mean model distribution</text:p>
          </table:table-cell>
        </table:table-row>
        <table:table-row table:style-name="ro1">
          <table:table-cell office:value-type="string" calcext:value-type="string">
            <text:p>rlca_only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table:formula="of:=1-[.B2]-[.C2]" office:value-type="float" office:value="0.16" calcext:value-type="float">
            <text:p>0.16</text:p>
          </table:table-cell>
          <table:table-cell office:value-type="float" office:value="54.5571428571429" calcext:value-type="float">
            <text:p>54.5571428571429</text:p>
          </table:table-cell>
          <table:table-cell office:value-type="float" office:value="10.8760952380952" calcext:value-type="float">
            <text:p>10.8760952380952</text:p>
          </table:table-cell>
          <table:table-cell office:value-type="float" office:value="0.24311911821261" calcext:value-type="float">
            <text:p>0.24311911821261</text:p>
          </table:table-cell>
          <table:table-cell office:value-type="float" office:value="220.506549458525" calcext:value-type="float">
            <text:p>220.506549458525</text:p>
          </table:table-cell>
          <table:table-cell office:value-type="float" office:value="1.89718502025082" calcext:value-type="float">
            <text:p>1.89718502025082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_only</text:p>
          </table:table-cell>
          <table:table-cell office:value-type="float" office:value="0.493333333333333" calcext:value-type="float">
            <text:p>0.493333333333333</text:p>
          </table:table-cell>
          <table:table-cell office:value-type="float" office:value="0.47" calcext:value-type="float">
            <text:p>0.47</text:p>
          </table:table-cell>
          <table:table-cell table:formula="of:=1-[.B3]-[.C3]" office:value-type="float" office:value="0.036666666666667" calcext:value-type="float">
            <text:p>0.036666666666667</text:p>
          </table:table-cell>
          <table:table-cell office:value-type="float" office:value="48.3310810810811" calcext:value-type="float">
            <text:p>48.3310810810811</text:p>
          </table:table-cell>
          <table:table-cell office:value-type="float" office:value="10.4102027027027" calcext:value-type="float">
            <text:p>10.4102027027027</text:p>
          </table:table-cell>
          <table:table-cell office:value-type="float" office:value="0.434913235125454" calcext:value-type="float">
            <text:p>0.434913235125454</text:p>
          </table:table-cell>
          <table:table-cell office:value-type="float" office:value="844.348408574836" calcext:value-type="float">
            <text:p>844.348408574836</text:p>
          </table:table-cell>
          <table:table-cell office:value-type="float" office:value="62.4350801205674" calcext:value-type="float">
            <text:p>62.435080120567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only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263333333333333" calcext:value-type="float">
            <text:p>0.263333333333333</text:p>
          </table:table-cell>
          <table:table-cell table:formula="of:=1-[.B4]-[.C4]" office:value-type="float" office:value="0.00333333333333391" calcext:value-type="float">
            <text:p>0.003333333333334</text:p>
          </table:table-cell>
          <table:table-cell office:value-type="float" office:value="36.3295454545455" calcext:value-type="float">
            <text:p>36.3295454545455</text:p>
          </table:table-cell>
          <table:table-cell office:value-type="float" office:value="11.0754545454545" calcext:value-type="float">
            <text:p>11.0754545454545</text:p>
          </table:table-cell>
          <table:table-cell office:value-type="float" office:value="1.04474502662901" calcext:value-type="float">
            <text:p>1.04474502662901</text:p>
          </table:table-cell>
          <table:table-cell office:value-type="float" office:value="293.78360373674" calcext:value-type="float">
            <text:p>293.78360373674</text:p>
          </table:table-cell>
          <table:table-cell office:value-type="float" office:value="7.09176545514318" calcext:value-type="float">
            <text:p>7.09176545514318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yn_obst_only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25" calcext:value-type="float">
            <text:p>0.25</text:p>
          </table:table-cell>
          <table:table-cell table:formula="of:=1-[.B5]-[.C5]" office:value-type="float" office:value="0.00333333333333297" calcext:value-type="float">
            <text:p>0.003333333333333</text:p>
          </table:table-cell>
          <table:table-cell office:value-type="float" office:value="37.3638392857143" calcext:value-type="float">
            <text:p>37.3638392857143</text:p>
          </table:table-cell>
          <table:table-cell office:value-type="float" office:value="10.9686160714286" calcext:value-type="float">
            <text:p>10.9686160714286</text:p>
          </table:table-cell>
          <table:table-cell office:value-type="float" office:value="1.04032117059262" calcext:value-type="float">
            <text:p>1.04032117059262</text:p>
          </table:table-cell>
          <table:table-cell office:value-type="float" office:value="334.017244058408" calcext:value-type="float">
            <text:p>334.017244058408</text:p>
          </table:table-cell>
          <table:table-cell office:value-type="float" office:value="11.0601526329263" calcext:value-type="float">
            <text:p>11.060152632926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_only</text:p>
          </table:table-cell>
          <table:table-cell office:value-type="float" office:value="0.276666666666667" calcext:value-type="float">
            <text:p>0.276666666666667</text:p>
          </table:table-cell>
          <table:table-cell office:value-type="float" office:value="0.623333333333333" calcext:value-type="float">
            <text:p>0.623333333333333</text:p>
          </table:table-cell>
          <table:table-cell table:formula="of:=1-[.B6]-[.C6]" office:value-type="float" office:value="0.0999999999999999" calcext:value-type="float">
            <text:p>0.1</text:p>
          </table:table-cell>
          <table:table-cell office:value-type="float" office:value="31.855421686747" calcext:value-type="float">
            <text:p>31.855421686747</text:p>
          </table:table-cell>
          <table:table-cell office:value-type="float" office:value="9.03060240963855" calcext:value-type="float">
            <text:p>9.03060240963855</text:p>
          </table:table-cell>
          <table:table-cell office:value-type="float" office:value="0.0722761231225476" calcext:value-type="float">
            <text:p>0.072276123122548</text:p>
          </table:table-cell>
          <table:table-cell office:value-type="float" office:value="337.864246153383" calcext:value-type="float">
            <text:p>337.864246153383</text:p>
          </table:table-cell>
          <table:table-cell office:value-type="float" office:value="11.5473351493223" calcext:value-type="float">
            <text:p>11.5473351493223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rena_ros_only</text:p>
          </table:table-cell>
          <table:table-cell office:value-type="float" office:value="0.33" calcext:value-type="float">
            <text:p>0.33</text:p>
          </table:table-cell>
          <table:table-cell office:value-type="float" office:value="0.643333333333333" calcext:value-type="float">
            <text:p>0.643333333333333</text:p>
          </table:table-cell>
          <table:table-cell table:formula="of:=1-[.B7]-[.C7]" office:value-type="float" office:value="0.0266666666666668" calcext:value-type="float">
            <text:p>0.026666666666667</text:p>
          </table:table-cell>
          <table:table-cell office:value-type="float" office:value="60.9191919191919" calcext:value-type="float">
            <text:p>60.9191919191919</text:p>
          </table:table-cell>
          <table:table-cell office:value-type="float" office:value="17.4947474747475" calcext:value-type="float">
            <text:p>17.4947474747475</text:p>
          </table:table-cell>
          <table:table-cell office:value-type="float" office:value="-0.251797107597301" calcext:value-type="float">
            <text:p>-0.251797107597301</text:p>
          </table:table-cell>
          <table:table-cell office:value-type="float" office:value="107.984367153295" calcext:value-type="float">
            <text:p>107.984367153295</text:p>
          </table:table-cell>
          <table:table-cell office:value-type="float" office:value="0.462332342547029" calcext:value-type="float">
            <text:p>0.46233234254702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rl_only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9" calcext:value-type="float">
            <text:p>0.09</text:p>
          </table:table-cell>
          <table:table-cell table:formula="of:=1-[.B8]-[.C8]" office:value-type="float" office:value="0.103333333333334" calcext:value-type="float">
            <text:p>0.103333333333334</text:p>
          </table:table-cell>
          <table:table-cell office:value-type="float" office:value="55.0413223140496" calcext:value-type="float">
            <text:p>55.0413223140496</text:p>
          </table:table-cell>
          <table:table-cell office:value-type="float" office:value="17.4511983471074" calcext:value-type="float">
            <text:p>17.4511983471074</text:p>
          </table:table-cell>
          <table:table-cell office:value-type="float" office:value="0.784039390108593" calcext:value-type="float">
            <text:p>0.784039390108593</text:p>
          </table:table-cell>
          <table:table-cell office:value-type="float" office:value="227.651346480694" calcext:value-type="float">
            <text:p>227.651346480694</text:p>
          </table:table-cell>
          <table:table-cell office:value-type="float" office:value="1.37817492772411" calcext:value-type="float">
            <text:p>1.3781749277241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_drl4_rule07_nn13_16+d_mixed_5M_2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05" calcext:value-type="float">
            <text:p>0.05</text:p>
          </table:table-cell>
          <table:table-cell table:formula="of:=1-[.B9]-[.C9]" office:value-type="float" office:value="0.0133333333333329" calcext:value-type="float">
            <text:p>0.013333333333333</text:p>
          </table:table-cell>
          <table:table-cell office:value-type="float" office:value="41.364768683274" calcext:value-type="float">
            <text:p>41.364768683274</text:p>
          </table:table-cell>
          <table:table-cell office:value-type="float" office:value="12.7979715302491" calcext:value-type="float">
            <text:p>12.7979715302491</text:p>
          </table:table-cell>
          <table:table-cell office:value-type="float" office:value="0.610558651882621" calcext:value-type="float">
            <text:p>0.610558651882621</text:p>
          </table:table-cell>
          <table:table-cell office:value-type="float" office:value="338.620320394543" calcext:value-type="float">
            <text:p>338.620320394543</text:p>
          </table:table-cell>
          <table:table-cell office:value-type="float" office:value="5.59153254010258" calcext:value-type="float">
            <text:p>5.59153254010258</text:p>
          </table:table-cell>
          <table:table-cell office:value-type="string" calcext:value-type="string">
            <text:p>[0.42757697 0.57242303]</text:p>
          </table:table-cell>
        </table:table-row>
        <table:table-row table:style-name="ro1">
          <table:table-cell office:value-type="string" calcext:value-type="string">
            <text:p>teb_drl4_rule06_nn7_fx3_10M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table:formula="of:=1-[.B10]-[.C10]" office:value-type="float" office:value="0.05" calcext:value-type="float">
            <text:p>0.05</text:p>
          </table:table-cell>
          <table:table-cell office:value-type="float" office:value="47.0285714285714" calcext:value-type="float">
            <text:p>47.0285714285714</text:p>
          </table:table-cell>
          <table:table-cell office:value-type="float" office:value="14.599126984127" calcext:value-type="float">
            <text:p>14.599126984127</text:p>
          </table:table-cell>
          <table:table-cell office:value-type="float" office:value="0.688682697424189" calcext:value-type="float">
            <text:p>0.688682697424189</text:p>
          </table:table-cell>
          <table:table-cell office:value-type="float" office:value="312.282815917242" calcext:value-type="float">
            <text:p>312.282815917242</text:p>
          </table:table-cell>
          <table:table-cell office:value-type="float" office:value="2.42110564388509" calcext:value-type="float">
            <text:p>2.42110564388509</text:p>
          </table:table-cell>
          <table:table-cell office:value-type="string" calcext:value-type="string">
            <text:p>[0.82874534 0.17125466]</text:p>
          </table:table-cell>
        </table:table-row>
        <table:table-row table:style-name="ro1">
          <table:table-cell office:value-type="string" calcext:value-type="string">
            <text:p>teb_drl4_rule06_nn22_fx3_mixed_5M</text:p>
          </table:table-cell>
          <table:table-cell office:value-type="float" office:value="0.9" calcext:value-type="float">
            <text:p>0.9</text:p>
          </table:table-cell>
          <table:table-cell office:value-type="float" office:value="0.0933333333333334" calcext:value-type="float">
            <text:p>0.093333333333333</text:p>
          </table:table-cell>
          <table:table-cell table:formula="of:=1-[.B11]-[.C11]" office:value-type="float" office:value="0.00666666666666658" calcext:value-type="float">
            <text:p>0.006666666666667</text:p>
          </table:table-cell>
          <table:table-cell office:value-type="float" office:value="40.1811111111111" calcext:value-type="float">
            <text:p>40.1811111111111</text:p>
          </table:table-cell>
          <table:table-cell office:value-type="float" office:value="12.3807037037037" calcext:value-type="float">
            <text:p>12.3807037037037</text:p>
          </table:table-cell>
          <table:table-cell office:value-type="float" office:value="0.927848635052908" calcext:value-type="float">
            <text:p>0.927848635052908</text:p>
          </table:table-cell>
          <table:table-cell office:value-type="float" office:value="337.48081431045" calcext:value-type="float">
            <text:p>337.48081431045</text:p>
          </table:table-cell>
          <table:table-cell office:value-type="float" office:value="5.93326414159842" calcext:value-type="float">
            <text:p>5.93326414159842</text:p>
          </table:table-cell>
          <table:table-cell office:value-type="string" calcext:value-type="string">
            <text:p>[0.43727417 0.5627258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5:54:22.099493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1-26T15:58:18.169843218</dc:date>
    <meta:editing-duration>PT6M10S</meta:editing-duration>
    <meta:editing-cycles>4</meta:editing-cycles>
    <meta:document-statistic meta:table-count="1" meta:cell-count="110" meta:object-count="0"/>
  </office:meta>
</office:document-meta>
</file>